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Handler.assertObject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andler.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seEmit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eEmitterTests.sendWith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Handler.onError( Consumer &lt; Throwable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Handler.onCompletion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Handler.onTimeout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seEmitterTests.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Handler.assertObject( int index , Object object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eEmitterTests.sendEventFullWithTwoDataLinesInTheMid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Handler.assertSentObjectCoun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andler.send( Object data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eEmitterTests.sendEventWithTwoData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seEmitterTests.sendEventWithData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seEmitterTests.sendEvent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eEmitterTests.sendEvent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Handler.completeWithError( Throwable 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